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.126cm"/>
    </style:style>
    <style:style style:name="co6" style:family="table-column">
      <style:table-column-properties fo:break-before="auto" style:column-width="4.75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214cm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3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6" style:family="table-cell" style:parent-style-name="Default">
      <style:table-cell-properties fo:background-color="#ccffff" style:text-align-source="fix" style:repeat-content="false" style:vertical-align="top"/>
      <style:paragraph-properties fo:text-align="center" fo:margin-left="0cm"/>
    </style:style>
    <style:style style:name="ce10" style:family="table-cell" style:parent-style-name="Default">
      <style:table-cell-properties fo:background-color="#e6ff00" style:text-align-source="fix" style:repeat-content="false" style:vertical-align="top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5" table:default-cell-style-name="ce3"/>
        <table:table-column table:style-name="co6" table:number-columns-repeated="4" table:default-cell-style-name="ce3"/>
        <table:table-column table:style-name="co3" table:number-columns-repeated="1018" table:default-cell-style-name="ce3"/>
        <table:table-column table:style-name="co3" table:default-cell-style-name="ce9"/>
        <table:table-row table:style-name="ro7">
          <table:table-cell table:style-name="ce7"/>
          <table:table-cell table:style-name="ce8"/>
          <table:table-cell table:style-name="ce8" office:value-type="string">
            <text:p>Translatorische Freiheitsgrade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7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1019"/>
        </table:table-row>
        <table:table-row table:style-name="ro9">
          <table:table-cell table:style-name="ce8" office:value-type="string">
            <text:p>Objekte,</text:p>
            <text:p>Avatare</text:p>
          </table:table-cell>
          <table:table-cell office:value-type="string">
            <text:p>Audiogame,</text:p>
            <text:p>Standbildadventure</text:p>
          </table:table-cell>
          <table:table-cell office:value-type="string">
            <text:p>Beat'm up</text:p>
          </table:table-cell>
          <table:table-cell office:value-type="string">
            <text:p>Jump&amp;Run,</text:p>
            <text:p>Strategiespiele</text:p>
          </table:table-cell>
          <table:table-cell office:value-type="string">
            <text:p>Flugsimulation</text:p>
          </table:table-cell>
          <table:table-cell table:number-columns-repeated="1019"/>
        </table:table-row>
        <table:table-row table:style-name="ro9">
          <table:table-cell table:style-name="ce8" office:value-type="string">
            <text:p>Beobachter,</text:p>
            <text:p>Kamera</text:p>
          </table:table-cell>
          <table:table-cell office:value-type="string">
            <text:p>Feste Screens,</text:p>
            <text:p>Szene passt komplett darauf</text:p>
          </table:table-cell>
          <table:table-cell office:value-type="string">
            <text:p>Scrolling in eine Richtung</text:p>
          </table:table-cell>
          <table:table-cell office:value-type="string">
            <text:p>2D-Scrolling</text:p>
            <text:p>Mario Brothers</text:p>
          </table:table-cell>
          <table:table-cell office:value-type="string">
            <text:p>Freie Bewegung,</text:p>
            <text:p>Oder gekoppelt an Avatar</text:p>
          </table:table-cell>
          <table:table-cell table:number-columns-repeated="1019"/>
        </table:table-row>
        <table:table-row table:style-name="ro9" table:number-rows-repeated="104857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ce3"/>
        <table:table-column table:style-name="co4" table:number-columns-repeated="4" table:default-cell-style-name="ce3"/>
        <table:table-column table:style-name="co3" table:number-columns-repeated="1019" table:default-cell-style-name="ce3"/>
        <table:table-row table:style-name="ro4">
          <table:table-cell table:number-columns-repeated="1024"/>
        </table:table-row>
        <table:table-row table:style-name="ro4">
          <table:table-cell/>
          <table:table-cell table:style-name="ce10" office:value-type="string">
            <text:p>Objekte, Avatare</text:p>
          </table:table-cell>
          <table:table-cell table:style-name="ce10" table:number-columns-repeated="3"/>
          <table:table-cell table:number-columns-repeated="1019"/>
        </table:table-row>
        <table:table-row table:style-name="ro5">
          <table:table-cell table:style-name="ce6" office:value-type="string">
            <text:p>Beobachter,</text:p>
            <text:p>Kamer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number-columns-repeated="1019"/>
        </table:table-row>
        <table:table-row table:style-name="ro5">
          <table:table-cell table:style-name="ce6" office:value-type="float" office:value="0">
            <text:p>0</text:p>
          </table:table-cell>
          <table:table-cell office:value-type="string">
            <text:p>Standbild</text:p>
            <text:p>(Myst)</text:p>
          </table:table-cell>
          <table:table-cell office:value-type="string">
            <text:p>Mortal Kombat 1</text:p>
          </table:table-cell>
          <table:table-cell office:value-type="string">
            <text:p>Puzzlegames</text:p>
            <text:p>(Tetris, Candy Crush)</text:p>
          </table:table-cell>
          <table:table-cell office:value-type="string">
            <text:p>3D-Tetris,</text:p>
            <text:p>Kinect-Bubbles</text:p>
          </table:table-cell>
          <table:table-cell table:number-columns-repeated="1019"/>
        </table:table-row>
        <table:table-row table:style-name="ro5">
          <table:table-cell table:style-name="ce6" office:value-type="float" office:value="1">
            <text:p>1</text:p>
          </table:table-cell>
          <table:table-cell/>
          <table:table-cell office:value-type="string">
            <text:p>Karateka</text:p>
          </table:table-cell>
          <table:table-cell office:value-type="string">
            <text:p>Defender, </text:p>
            <text:p>Scroller</text:p>
          </table:table-cell>
          <table:table-cell office:value-type="string">
            <text:p>Zaxxon</text:p>
          </table:table-cell>
          <table:table-cell table:number-columns-repeated="1019"/>
        </table:table-row>
        <table:table-row table:style-name="ro5">
          <table:table-cell table:style-name="ce6" office:value-type="float" office:value="2">
            <text:p>2</text:p>
          </table:table-cell>
          <table:table-cell/>
          <table:table-cell office:value-type="string">
            <text:p>Karateka 2012</text:p>
          </table:table-cell>
          <table:table-cell office:value-type="string">
            <text:p>Racer,</text:p>
            <text:p>Warcraft</text:p>
          </table:table-cell>
          <table:table-cell office:value-type="string">
            <text:p>3D-Brickout</text:p>
          </table:table-cell>
          <table:table-cell table:number-columns-repeated="1019"/>
        </table:table-row>
        <table:table-row table:style-name="ro4">
          <table:table-cell table:style-name="ce6" office:value-type="float" office:value="3">
            <text:p>3</text:p>
          </table:table-cell>
          <table:table-cell table:number-columns-repeated="2"/>
          <table:table-cell office:value-type="string">
            <text:p>Spellforce</text:p>
          </table:table-cell>
          <table:table-cell table:number-columns-repeated="1020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3.05.2016</text:date>, <text:time>09:13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14-04-19T16:02:59.51</meta:creation-date>
    <dc:date>2016-05-03T09:13:21.20</dc:date>
    <dc:creator>Jirka Dell'Oro-Friedl</dc:creator>
    <meta:editing-duration>PT3H1M35S</meta:editing-duration>
    <meta:editing-cycles>12</meta:editing-cycles>
    <meta:generator>OpenOffice.org/3.3$Win32 OpenOffice.org_project/330m20$Build-9567</meta:generator>
    <meta:document-statistic meta:table-count="3" meta:cell-count="36" meta:object-count="0"/>
  </office:meta>
</office:document-meta>
</file>